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Arial Unicode MS'"/>
    <style:font-face style:name="Arial2" svg:font-family="Arial" style:font-family-generic="swiss"/>
    <style:font-face style:name="Noto Sans Symbols1" svg:font-family="'Noto Sans Symbols'" style:font-family-generic="swiss"/>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Noto Sans Symbols2" svg:font-family="'Noto Sans Symbol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2">
      <style:paragraph-properties fo:text-align="justify" style:justify-single-word="false">
        <style:tab-stops>
          <style:tab-stop style:position="0in"/>
        </style:tab-stops>
      </style:paragraph-properties>
    </style:style>
    <style:style style:name="P2" style:family="paragraph" style:parent-style-name="Standard" style:list-style-name="L2">
      <style:paragraph-properties fo:margin-top="0in" fo:margin-bottom="0in" fo:line-height="100%" fo:text-align="start" style:justify-single-word="false">
        <style:tab-stops>
          <style:tab-stop style:position="0in"/>
        </style:tab-stops>
      </style:paragraph-properties>
    </style:style>
    <style:style style:name="P3" style:family="paragraph" style:parent-style-name="Standard">
      <style:paragraph-properties fo:margin-left="0in" fo:margin-right="0in" fo:margin-top="0in" fo:margin-bottom="0in" fo:line-height="100%" fo:text-align="start" style:justify-single-word="false" fo:text-indent="0in" style:auto-text-indent="false"/>
    </style:style>
    <style:style style:name="P4" style:family="paragraph" style:parent-style-name="Standard" style:list-style-name="WWNum3">
      <style:paragraph-properties fo:margin-left="0in" fo:margin-right="0in" fo:margin-top="0in" fo:margin-bottom="0in" fo:line-height="100%" fo:text-align="start" style:justify-single-word="false" fo:text-indent="0in" style:auto-text-indent="false">
        <style:tab-stops>
          <style:tab-stop style:position="0in"/>
        </style:tab-stops>
      </style:paragraph-properties>
    </style:style>
    <style:style style:name="P5"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s>
      </style:paragraph-properties>
    </style:style>
    <style:style style:name="P6" style:family="paragraph" style:parent-style-name="Standard" style:list-style-name="WWNum4">
      <style:paragraph-properties fo:margin-left="0in" fo:margin-right="0in" fo:margin-top="0in" fo:margin-bottom="0in" fo:line-height="100%" fo:text-align="start" style:justify-single-word="false" fo:text-indent="0in" style:auto-text-indent="false">
        <style:tab-stops>
          <style:tab-stop style:position="0in"/>
        </style:tab-stops>
      </style:paragraph-properties>
    </style:style>
    <style:style style:name="P7" style:family="paragraph" style:parent-style-name="Standard">
      <style:paragraph-properties fo:margin-left="0in" fo:margin-right="0in" fo:margin-top="0in" fo:margin-bottom="0in" fo:line-height="100%" fo:text-align="justify" style:justify-single-word="false" fo:text-indent="0in" style:auto-text-indent="false"/>
    </style:style>
    <style:style style:name="P8" style:family="paragraph" style:parent-style-name="Standard" style:list-style-name="WWNum2">
      <style:paragraph-properties fo:margin-left="0in" fo:margin-right="0in" fo:margin-top="0in" fo:margin-bottom="0in" fo:line-height="100%" fo:text-align="justify" style:justify-single-word="false" fo:text-indent="0in" style:auto-text-indent="false">
        <style:tab-stops>
          <style:tab-stop style:position="0in"/>
        </style:tab-stops>
      </style:paragraph-properties>
    </style:style>
    <style:style style:name="P9" style:family="paragraph" style:parent-style-name="Standard">
      <style:paragraph-properties fo:margin-left="0in" fo:margin-right="0in" fo:margin-top="0in" fo:margin-bottom="0in" fo:line-height="100%" fo:text-align="center" style:justify-single-word="false" fo:text-indent="0in" style:auto-text-indent="false"/>
      <style:text-properties fo:color="#000000" style:text-position="0% 100%" style:font-name="Calibri" fo:font-size="11pt" style:font-name-asian="Calibri1" style:font-size-asian="11pt" style:font-name-complex="Calibri1" style:font-size-complex="11pt"/>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text-position="0% 100%" style:font-name="Calibri" fo:font-size="11pt" style:font-name-asian="Calibri1" style:font-size-asian="11pt" style:font-name-complex="Calibri1" style:font-size-complex="11pt"/>
    </style:style>
    <style:style style:name="P1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s>
      </style:paragraph-properties>
      <style:text-properties fo:font-size="12pt" style:font-size-asian="12pt" style:font-size-complex="12pt"/>
    </style:style>
    <style:style style:name="P12" style:family="paragraph" style:parent-style-name="Standard" style:master-page-name="Standard">
      <style:paragraph-properties fo:margin-left="0in" fo:margin-right="0in" fo:margin-top="0in" fo:margin-bottom="0in" fo:line-height="100%" fo:text-align="center" style:justify-single-word="false" fo:text-indent="0in" style:auto-text-indent="false" style:page-number="auto"/>
    </style:style>
    <style:style style:name="P13" style:family="paragraph" style:parent-style-name="Standard">
      <style:paragraph-properties fo:margin-left="0in" fo:margin-right="0in" fo:margin-top="0.0693in" fo:margin-bottom="0.0693in" fo:line-height="100%" fo:text-align="start" style:justify-single-word="false" fo:text-indent="0in" style:auto-text-indent="false"/>
    </style:style>
    <style:style style:name="P14" style:family="paragraph" style:parent-style-name="Standard">
      <style:paragraph-properties fo:margin-left="0in" fo:margin-right="0in" fo:margin-top="0.0693in" fo:margin-bottom="0.0693in" fo:line-height="100%" fo:text-align="start" style:justify-single-word="false" fo:text-indent="0in" style:auto-text-indent="false"/>
      <style:text-properties fo:color="#000000" style:text-position="0% 100%" style:font-name="Calibri" fo:font-size="11pt" style:font-name-asian="Calibri1" style:font-size-asian="11pt" style:font-name-complex="Calibri1" style:font-size-complex="11pt"/>
    </style:style>
    <style:style style:name="P15" style:family="paragraph" style:parent-style-name="Standard">
      <style:paragraph-properties fo:margin-left="0.5in" fo:margin-right="0in" fo:margin-top="0in" fo:margin-bottom="0in" fo:line-height="100%" fo:text-align="start" style:justify-single-word="false" fo:text-indent="0in" style:auto-text-indent="false"/>
      <style:text-properties fo:color="#000000" style:text-position="0% 100%" style:font-name="Calibri" fo:font-size="11pt" style:font-name-asian="Calibri1" style:font-size-asian="11pt" style:font-name-complex="Calibri1" style:font-size-complex="11pt"/>
    </style:style>
    <style:style style:name="P16" style:family="paragraph" style:parent-style-name="Standard">
      <style:paragraph-properties fo:margin-left="0.5in" fo:margin-right="0in" fo:margin-top="0in" fo:margin-bottom="0in" fo:line-height="100%" fo:text-align="start" style:justify-single-word="false" fo:text-indent="0in" style:auto-text-indent="false">
        <style:tab-stops>
          <style:tab-stop style:position="0.75in"/>
        </style:tab-stops>
      </style:paragraph-properties>
      <style:text-properties fo:color="#000000" style:text-position="0% 100%" style:font-name="Calibri" fo:font-size="11pt" style:font-name-asian="Calibri1" style:font-size-asian="11pt" style:font-name-complex="Calibri1" style:font-size-complex="11pt"/>
    </style:style>
    <style:style style:name="P17" style:family="paragraph" style:parent-style-name="Standard">
      <style:paragraph-properties fo:margin-left="0.25in" fo:margin-right="0in" fo:margin-top="0in" fo:margin-bottom="0in" fo:line-height="100%" fo:text-align="start" style:justify-single-word="false" fo:text-indent="-0.25in" style:auto-text-indent="false"/>
      <style:text-properties fo:color="#000000" style:text-position="0% 100%" style:font-name="Calibri" fo:font-size="11pt" style:font-name-asian="Calibri1" style:font-size-asian="11pt" style:font-name-complex="Calibri1" style:font-size-complex="11pt"/>
    </style:style>
    <style:style style:name="P18" style:family="paragraph" style:parent-style-name="Standard">
      <style:paragraph-properties fo:margin-left="0.3646in" fo:margin-right="0in" fo:margin-top="0in" fo:margin-bottom="0in" fo:line-height="100%" fo:text-align="start" style:justify-single-word="false" fo:text-indent="0in" style:auto-text-indent="false"/>
      <style:text-properties fo:color="#000000" style:text-position="0% 100%" style:font-name="Calibri" fo:font-size="11pt" style:font-name-asian="Calibri1" style:font-size-asian="11pt" style:font-name-complex="Calibri1" style:font-size-complex="11pt"/>
    </style:style>
    <style:style style:name="P19" style:family="paragraph" style:parent-style-name="Standard">
      <style:paragraph-properties fo:margin-left="0.5in" fo:margin-right="-0.5in" fo:margin-top="0in" fo:margin-bottom="0in" fo:line-height="100%" fo:text-align="start" style:justify-single-word="false" fo:text-indent="0in" style:auto-text-indent="false">
        <style:tab-stops>
          <style:tab-stop style:position="1in"/>
        </style:tab-stops>
      </style:paragraph-properties>
      <style:text-properties fo:color="#000000" style:text-position="0% 100%" style:font-name="Calibri" fo:font-size="11pt" style:font-name-asian="Calibri1" style:font-size-asian="11pt" style:font-name-complex="Calibri1" style:font-size-complex="11pt"/>
    </style:style>
    <style:style style:name="P20" style:family="paragraph" style:parent-style-name="Standard" style:list-style-name="WWNum1">
      <style:paragraph-properties fo:margin-left="0.5in" fo:margin-right="-0.5in" fo:margin-top="0in" fo:margin-bottom="0in" fo:line-height="100%" fo:text-align="start" style:justify-single-word="false" fo:text-indent="0in" style:auto-text-indent="false">
        <style:tab-stops>
          <style:tab-stop style:position="0in"/>
          <style:tab-stop style:position="0.25in"/>
        </style:tab-stops>
      </style:paragraph-properties>
    </style:style>
    <style:style style:name="P21" style:family="paragraph" style:parent-style-name="Standard">
      <style:paragraph-properties fo:margin-left="0.25in" fo:margin-right="0in" fo:margin-top="0in" fo:margin-bottom="0in" fo:line-height="100%" fo:text-align="start" style:justify-single-word="false" fo:text-indent="0in" style:auto-text-indent="false"/>
    </style:style>
    <style:style style:name="T1" style:family="text">
      <style:text-properties fo:color="#000000"/>
    </style:style>
    <style:style style:name="T2" style:family="text">
      <style:text-properties fo:color="#000000" style:text-position="0% 100%" fo:font-size="12pt" style:font-size-asian="12pt" style:font-size-complex="12pt"/>
    </style:style>
    <style:style style:name="T3" style:family="text">
      <style:text-properties fo:color="#000000" style:text-position="0% 100%" fo:font-size="12pt" style:text-underline-style="solid" style:text-underline-width="auto" style:text-underline-color="font-color" fo:font-weight="bold" style:font-size-asian="12pt" style:font-weight-asian="bold" style:font-size-complex="12pt"/>
    </style:style>
    <style:style style:name="T4" style:family="text">
      <style:text-properties fo:color="#000000" style:text-position="0% 100%" fo:font-size="12pt" fo:font-weight="bold" style:font-size-asian="12pt" style:font-weight-asian="bold" style:font-size-complex="12pt"/>
    </style:style>
    <style:style style:name="T5" style:family="text">
      <style:text-properties fo:color="#000000" style:text-position="0% 100%" fo:font-size="12pt" fo:font-weight="normal" style:font-size-asian="12pt" style:font-weight-asian="normal" style:font-size-complex="12pt"/>
    </style:style>
    <style:style style:name="T6" style:family="text">
      <style:text-properties fo:color="#000000" style:text-position="0% 100%" style:font-name="Calibri" fo:font-size="11pt" style:font-name-asian="Calibri1" style:font-size-asian="11pt" style:font-name-complex="Calibri1" style:font-size-complex="11pt"/>
    </style:style>
    <style:style style:name="T7" style:family="text">
      <style:text-properties fo:color="#000000" style:text-position="0% 100%" style:font-name="Calibri" fo:font-size="11pt" fo:font-weight="bold" style:font-name-asian="Calibri1" style:font-size-asian="11pt" style:font-weight-asian="bold" style:font-name-complex="Calibri1" style:font-size-complex="11pt"/>
    </style:style>
    <style:style style:name="T8" style:family="text">
      <style:text-properties fo:color="#000000" style:text-position="0% 100%" style:font-name="Calibri" fo:font-weight="bold" style:font-name-asian="Calibri1" style:font-weight-asian="bold" style:font-name-complex="Calibri1"/>
    </style:style>
    <style:style style:name="T9" style:family="text">
      <style:text-properties fo:color="#000000" style:text-position="0% 100%" style:font-name="Noto Sans Symbols" fo:font-size="12pt" style:font-name-asian="Noto Sans Symbols2" style:font-size-asian="12pt" style:font-name-complex="Noto Sans Symbols2" style:font-size-complex="12pt"/>
    </style:style>
    <style:style style:name="T10" style:family="text">
      <style:text-properties fo:color="#000000" style:text-position="0% 100%" style:font-name="Noto Sans Symbols" fo:font-size="12pt" fo:font-weight="bold" style:font-name-asian="Noto Sans Symbols2" style:font-size-asian="12pt" style:font-weight-asian="bold" style:font-name-complex="Noto Sans Symbols2" style:font-size-complex="12pt"/>
    </style:style>
    <style:style style:name="T11" style:family="text">
      <style:text-properties fo:color="#000000" style:text-position="0% 100%" fo:font-size="11pt" style:font-size-asian="11pt" style:font-size-complex="11pt"/>
    </style:style>
    <style:style style:name="T12" style:family="text">
      <style:text-properties fo:color="#000000" style:text-position="0% 100%" fo:font-size="11pt" fo:font-weight="bold" style:font-size-asian="11pt" style:font-weight-asian="bold" style:font-size-complex="11pt"/>
    </style:style>
    <style:style style:name="T13" style:family="text">
      <style:text-properties fo:color="#000000" style:text-position="0% 100%" fo:font-size="11pt" fo:font-weight="bold" style:font-size-asian="11pt" style:font-weight-asian="bold" style:font-size-complex="11pt" style:font-weight-complex="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size="11pt" fo:font-weight="bold" style:font-size-asian="11pt" style:font-weight-asian="bold" style:font-size-complex="11pt"/>
    </style:style>
    <style:style style:name="T17"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MEENAKSHI BHADOURIA</text:span></text:p>
      <text:p text:style-name="P9"/>
      <text:p text:style-name="P3"><text:span text:style-name="T10">🖂</text:span><text:span text:style-name="T4">: </text:span><text:span text:style-name="T2">meenakshi.bhadouria01@gmail.com <text:s text:c="6"/></text:span><text:span text:style-name="T9">🕿</text:span><text:span text:style-name="T2">:</text:span><text:span text:style-name="T4"> +</text:span><text:span text:style-name="T2">91-8319618433</text:span></text:p>
      <text:p text:style-name="P3"/>
      <text:p text:style-name="P3"><text:span text:style-name="T12">Professional Summary:</text:span></text:p>
      <text:list xml:id="list5675421564588535545" text:style-name="WWNum2">
        <text:list-item>
          <text:p text:style-name="P8"><text:span text:style-name="T16">4.7</text:span><text:span text:style-name="T12">+ years</text:span><text:span text:style-name="T11"> of experience in all aspects of software Design and Development on </text:span><text:span text:style-name="T12">Java </text:span><text:span text:style-name="T11">and</text:span><text:span text:style-name="T12"> </text:span><text:span text:style-name="T16">Spring boot.</text:span><text:span text:style-name="T11">.</text:span></text:p>
        </text:list-item>
        <text:list-item>
          <text:p text:style-name="P8"/>
        </text:list-item>
        <text:list-item>
          <text:p text:style-name="P8"><text:span text:style-name="T2">Strong knowledge in implementing </text:span><text:span text:style-name="T4">OOP concepts</text:span><text:span text:style-name="T2">, </text:span><text:span text:style-name="T4">Collec</text:span><text:span text:style-name="T2">ti</text:span><text:span text:style-name="T4">ons</text:span><text:span text:style-name="T2">, </text:span><text:span text:style-name="T4">Exception Handling, Multi Threading</text:span><text:span text:style-name="T2"> in Software Projects.</text:span></text:p>
        </text:list-item>
        <text:list-item>
          <text:p text:style-name="P8"><text:span text:style-name="T15">Java 8</text:span> <text:span text:style-name="T14">Lambda Expression, Stream API, Functional Interface,default methods, Optional class and Date and Time API.</text:span></text:p>
        </text:list-item>
        <text:list-item>
          <text:p text:style-name="P8"><text:span text:style-name="T2">Work experience on </text:span><text:span text:style-name="T4">Spring framework.</text:span></text:p>
        </text:list-item>
        <text:list-item>
          <text:p text:style-name="P8"><text:span text:style-name="T2">Good working knowledge in </text:span><text:span text:style-name="T4">Spring boot <text:s/>and </text:span><text:span text:style-name="T14">M</text:span><text:span text:style-name="T4">icroservices</text:span><text:span text:style-name="T2">.</text:span></text:p>
        </text:list-item>
        <text:list-item>
          <text:p text:style-name="P8">Good working knowledge of <text:span text:style-name="T14">REST API (Restful web services).</text:span></text:p>
        </text:list-item>
        <text:list-item>
          <text:p text:style-name="P1">Good knowledge of docker and Jenkins environment</text:p>
        </text:list-item>
        <text:list-item>
          <text:p text:style-name="P8"><text:span text:style-name="T2">Hands on Experience on </text:span><text:span text:style-name="T4">Oracle Database, SQL Developer IDE</text:span><text:span text:style-name="T2">.</text:span></text:p>
        </text:list-item>
        <text:list-item>
          <text:p text:style-name="P8"><text:span text:style-name="T2">Experience in various servers like </text:span><text:span text:style-name="T4">Tomcat</text:span><text:span text:style-name="T2">.</text:span></text:p>
        </text:list-item>
        <text:list-item>
          <text:p text:style-name="P8"><text:span text:style-name="T2">Developing applications using </text:span><text:span text:style-name="T4">Spring </text:span><text:span text:style-name="T2">framework.</text:span></text:p>
        </text:list-item>
        <text:list-item>
          <text:p text:style-name="P8"><text:span text:style-name="T2">Experience in using the development tools like </text:span><text:span text:style-name="T4">SVN, Eclipse IDE, STS.<text:tab/></text:span></text:p>
        </text:list-item>
        <text:list-item>
          <text:p text:style-name="P8"><text:span text:style-name="T11">Sound understanding of entire Software Development Life Cycle with work experience in almost all phases like </text:span><text:span text:style-name="T12">requirements gathering, Design</text:span><text:span text:style-name="T11">, </text:span><text:span text:style-name="T12">Coding</text:span><text:span text:style-name="T11">, </text:span><text:span text:style-name="T12">Unit Testing</text:span><text:span text:style-name="T11"> and </text:span><text:span text:style-name="T12">Bug fixing</text:span><text:span text:style-name="T11">.</text:span></text:p>
        </text:list-item>
        <text:list-item>
          <text:p text:style-name="P8"><text:span text:style-name="T2">Highly motivated self-starter with good Communication, Presentation and Problem Solving Skills and committed to learning new technologies.</text:span></text:p>
        </text:list-item>
        <text:list-item>
          <text:p text:style-name="P8"><text:span text:style-name="T2">Ability to work under pressure and manage (Multiple) project tasks with changing priorities and tight deadlines and can work either independently or as a part of a team.</text:span></text:p>
        </text:list-item>
      </text:list>
      <text:p text:style-name="P16"/>
      <text:p text:style-name="P3"><text:span text:style-name="T12">Work <text:s/>Experience:</text:span></text:p>
      <text:p text:style-name="P15"/>
      <text:list xml:id="list4325982680701759061" text:style-name="WWNum3">
        <text:list-item>
          <text:p text:style-name="P4"><text:span text:style-name="T11">Working as </text:span><text:span text:style-name="T13">Senior</text:span><text:span text:style-name="T11"> </text:span><text:span text:style-name="T4">Software Engineer</text:span><text:span text:style-name="T2"> at Zensar from </text:span><text:span text:style-name="T4">March 2017</text:span><text:span text:style-name="T2"> to Till Date.</text:span></text:p>
        </text:list-item>
      </text:list>
      <text:p text:style-name="P15"/>
      <text:p text:style-name="P3"><text:span text:style-name="T12">Educational Qualification:</text:span></text:p>
      <text:p text:style-name="P17"/>
      <text:list xml:id="list3588940893437773079" text:style-name="WWNum4">
        <text:list-item>
          <text:p text:style-name="P6"><text:span text:style-name="T11">Master of Computer Application from IPS Academy (RGPV university), Indore in 2016.</text:span></text:p>
        </text:list-item>
      </text:list>
      <text:p text:style-name="P5"><text:span text:style-name="T6"/></text:p>
      <text:p text:style-name="P5"><text:span text:style-name="T6"/></text:p>
      <text:p text:style-name="P11"><text:span text:style-name="T8">Achievements:</text:span></text:p>
      <text:list xml:id="list3090944045001753795" text:style-name="L2">
        <text:list-item>
          <text:p text:style-name="P2"><text:span text:style-name="T6">Received Rising Star , Emerging Customer Centricity and budding Innovator of the year FY-21. </text:span></text:p>
        </text:list-item>
        <text:list-item>
          <text:p text:style-name="P2"><text:span text:style-name="T6">Awards Received many appreciation mails from manager and business owners. </text:span></text:p>
        </text:list-item>
      </text:list>
      <text:p text:style-name="P18"/>
      <text:p text:style-name="P3"><text:span text:style-name="T12">Technical Skill:</text:span></text:p>
      <text:p text:style-name="P19"/>
      <text:list xml:id="list1186034417553448785" text:style-name="WWNum1">
        <text:list-item>
          <text:p text:style-name="P20"><text:span text:style-name="T2">Languages<text:tab/><text:tab/><text:tab/></text:span><text:span text:style-name="T4">:</text:span><text:span text:style-name="T2"><text:tab/>Java, SQL</text:span></text:p>
        </text:list-item>
        <text:list-item>
          <text:p text:style-name="P20"><text:soft-page-break/><text:span text:style-name="T2">Frameworks<text:tab/><text:tab/><text:tab/></text:span><text:span text:style-name="T4">:</text:span><text:span text:style-name="T2"> <text:s text:c="11"/>Spring, JPA ,Spring boot</text:span></text:p>
        </text:list-item>
        <text:list-item>
          <text:p text:style-name="P20"><text:span text:style-name="T2">Databases<text:tab/><text:tab/><text:tab/></text:span><text:span text:style-name="T4">:</text:span><text:span text:style-name="T2"><text:tab/>Oracle, MySQL</text:span></text:p>
        </text:list-item>
        <text:list-item>
          <text:p text:style-name="P20"><text:span text:style-name="T2">Distributed Programming<text:tab/></text:span><text:span text:style-name="T4">:</text:span><text:span text:style-name="T2"><text:tab/></text:span>REST</text:p>
        </text:list-item>
        <text:list-item>
          <text:p text:style-name="P20"><text:span text:style-name="T2">Web/Application Servers<text:tab/></text:span><text:span text:style-name="T4">:</text:span><text:span text:style-name="T2"><text:tab/>Apache Tomcat</text:span></text:p>
        </text:list-item>
        <text:list-item>
          <text:p text:style-name="P20"><text:span text:style-name="T2">IDE's<text:tab/><text:tab/><text:tab/><text:tab/></text:span><text:span text:style-name="T4">:<text:tab/></text:span><text:span text:style-name="T2">Eclipse, STS</text:span></text:p>
        </text:list-item>
        <text:list-item>
          <text:p text:style-name="P20"><text:span text:style-name="T2">Tools<text:tab/><text:tab/><text:tab/> <text:s text:c="11"/></text:span><text:span text:style-name="T4">:</text:span><text:span text:style-name="T2"><text:tab/>SVN,Maven</text:span><text:span text:style-name="T6">, Winscp, putty</text:span></text:p>
        </text:list-item>
      </text:list>
      <text:p text:style-name="P10"/>
      <text:p text:style-name="P3"><text:span text:style-name="T12">Projects:</text:span></text:p>
      <text:p text:style-name="P13"><text:span text:style-name="T4">Title: TBC(</text:span><text:span text:style-name="T2">Tires and Batteries Corporation</text:span><text:span text:style-name="T4">)</text:span></text:p>
      <text:p text:style-name="P21"><text:span text:style-name="T2">Duration <text:tab/><text:tab/><text:tab/> <text:s text:c="5"/>: Since june 2017 - Oct 2018.</text:span></text:p>
      <text:p text:style-name="P21"><text:span text:style-name="T2">Team size<text:tab/><text:tab/><text:tab/> <text:s text:c="5"/>: 20 members.</text:span></text:p>
      <text:p text:style-name="P3"><text:span text:style-name="T2"><text:s text:c="6"/>Technology <text:s text:c="27"/>: Core Java , Spring boot, </text:span>M<text:span text:style-name="T2">icroservices</text:span></text:p>
      <text:p text:style-name="P7"/>
      <text:p text:style-name="P7"><text:span text:style-name="T4">Description: TBC </text:span><text:span text:style-name="T6">is an American corporation. It is one of North America’s largest marketers of automotive replacement tires through a multi-channel strategy. The Company's retail operations include franchised and Company-operated tire and automotive service centers under the brands: Tire Kingdom Service Centers®, Merchant's Tire &amp; Auto Centers®, NTB Tire and Service Centers®, Big O Tires®.</text:span></text:p>
      <text:p text:style-name="P7"><text:span text:style-name="T6">Zensar handles all the backend development by exposing all the required services using ATG 11.2 features which include KATANA implementation. KATANA implementation includes three sites tire kingdom, NTB, Merchant’s tire.</text:span></text:p>
      <text:p text:style-name="P7"><text:span text:style-name="T6">Digital Platform implementation includes two mores sites called Tire America which had already gone Live and Big O Tires and this part of implementation is going on by exposing all the services using Core Java ,</text:span><text:span text:style-name="T2">JAX-RS</text:span><text:span text:style-name="T6"> and Spring boot.</text:span></text:p>
      <text:p text:style-name="P3"/>
      <text:p text:style-name="P13"><text:span text:style-name="T3">Roles and responsibilities:</text:span></text:p>
      <text:p text:style-name="P13"><text:span text:style-name="T2">* Understand the detailed functionality of the existing application.</text:span></text:p>
      <text:p text:style-name="P13"><text:span text:style-name="T2">* As an offshore developer was responsible for requirements analysis, interacting with <text:s text:c="2"/></text:span></text:p>
      <text:p text:style-name="P13"><text:span text:style-name="T2"><text:s text:c="3"/></text:span><text:span text:style-name="T1">client /onsite team to validate the understanding and actively involved in the</text:span></text:p>
      <text:p text:style-name="P13"><text:span text:style-name="T2"><text:s text:c="3"/>development of the module.</text:span></text:p>
      <text:p text:style-name="P13"><text:span text:style-name="T2">* Actively involved in creating restful web services using Spring boot. </text:span></text:p>
      <text:p text:style-name="P13"><text:span text:style-name="T2">* Actively involved in configuration of data setup in BCC.</text:span></text:p>
      <text:p text:style-name="P13"><text:span text:style-name="T2">* Actively involved in bug tracking using JIRA tool.</text:span></text:p>
      <text:p text:style-name="P14"/>
      <text:p text:style-name="P13"><text:span text:style-name="T3">Title</text:span><text:span text:style-name="T2">: </text:span><text:span text:style-name="T4">Talent@Zensar</text:span></text:p>
      <text:p text:style-name="P21"><text:span text:style-name="T2">Duration <text:s text:c="32"/>: Since Nov 2018 - Till Date.</text:span></text:p>
      <text:p text:style-name="P21"><text:span text:style-name="T2">Team size <text:s text:c="30"/>: 8 members.</text:span></text:p>
      <text:p text:style-name="P13"><text:span text:style-name="T2"><text:s text:c="6"/>Technology <text:s text:c="27"/>: Core Java,,Spring Boot,Microser</text:span>vices, Java 8 new <text:s text:c="21"/>features<text:span text:style-name="T2">.</text:span></text:p>
      <text:p text:style-name="P13"/>
      <text:p text:style-name="P13"><text:soft-page-break/><text:span text:style-name="T3">Description</text:span><text:span text:style-name="T2">: </text:span><text:span text:style-name="T4">Talent@Zensar</text:span><text:span text:style-name="T2"> <text:s/>is a mobile Application Platform for HR related queries wherein associates having queries related to HR can post their queries in their application which will be tagged to zenhelp Admin after Analyzing the queries Admin tag the queries to particular concerned Department. User can update the total experience here.</text:span></text:p>
      <text:p text:style-name="P13"><text:span text:style-name="T4">ZenContact </text:span><text:span text:style-name="T2">is a module in application using which Associate can gather basic contact Details for any department or associates. <text:s/></text:span></text:p>
      <text:p text:style-name="P13"><text:span text:style-name="T4">Internal Job Posting</text:span><text:span text:style-name="T2"> is a module where associate can get the Required information about internal openings and can apply for suitable job openings.</text:span></text:p>
      <text:p text:style-name="P13"><text:span text:style-name="T4">ZenDeavor </text:span><text:span text:style-name="T5">is a module where associates can fill their KRA's or set their goals for appraisal. In this module associates can fill their mid-term and annual appraisal and managers can review and give their comments, ratings and approval.</text:span><text:span text:style-name="T2"><text:tab/> </text:span></text:p>
      <text:p text:style-name="P13"><text:span text:style-name="T4">ZenFinance </text:span><text:span text:style-name="T5">is a module where associates can heir view PaySlip , PF , Form 16 and taxsheet details.</text:span></text:p>
      <text:p text:style-name="P13"><text:span text:style-name="T4">Exit </text:span><text:span text:style-name="T5">is a module where associates can see the resignation details and can track the department clearance , find the contact details of department spoc and <text:s/>mail them from the application to initiate the clearance or can clarify their queries.</text:span></text:p>
      <text:p text:style-name="P13"><text:span text:style-name="T5"/></text:p>
      <text:p text:style-name="P13"><text:span text:style-name="T3">Roles and responsibilities</text:span><text:span text:style-name="T4">:</text:span></text:p>
      <text:p text:style-name="P13"><text:span text:style-name="T2">* Actively involved in Analyzing the requirements as a developer.</text:span></text:p>
      <text:p text:style-name="P13"><text:span text:style-name="T2">* Actively involved in developing Rest web Services.</text:span></text:p>
      <text:p text:style-name="P13"><text:span text:style-name="T2">* Actively involved in writing services using Java , Spring Boot, spring cloud.</text:span></text:p>
      <text:p text:style-name="P13"><text:span text:style-name="T2">* Using JPA framework for database related operations.</text:span></text:p>
      <text:p text:style-name="P13">* <text:s/>Used Jenkins and docker for deploymen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Arial Unicode MS'"/>
    <style:font-face style:name="Arial2" svg:font-family="Arial" style:font-family-generic="swiss"/>
    <style:font-face style:name="Noto Sans Symbols1" svg:font-family="'Noto Sans Symbols'" style:font-family-generic="swiss"/>
    <style:font-face style:name="Calibri" svg:font-family="Calibri"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Noto Sans Symbols2" svg:font-family="'Noto Sans Symbol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fo:hyphenation-ladder-count="no-limit" style:writing-mode="lr-tb"/>
      <style:text-properties fo:color="#00000a" style:font-name="Times New Roman" fo:font-size="12pt" fo:language="en" fo:country="U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Heading" style:family="paragraph" style:parent-style-name="normal" style:next-style-name="Text_20_body" style:default-outline-level="" style:list-style-name=""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normal"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2"/>
    </style:style>
    <style:style style:name="Caption" style:family="paragraph" style:parent-style-name="normal"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normal" style:default-outline-level="" style:list-style-name=""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_20_Paragraph" style:display-name="List Paragraph" style:family="paragraph" style:parent-style-name="normal" style:default-outline-level="" style:list-style-name="">
      <style:paragraph-properties fo:margin-left="0.5in" fo:margin-right="0in" fo:text-indent="0in" style:auto-text-indent="false"/>
      <style:text-properties fo:color="#000000" style:font-name="Calibri" style:font-name-asian="Calibri1" style:font-name-complex="Calibri1"/>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asian="Noto Sans Symbols2" style:font-name-complex="Noto Sans Symbols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Noto Sans Symbols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Noto Sans Symbols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Noto Sans Symbols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Noto Sans Symbols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1-15T11:17:11.71</dc:date>
    <meta:generator>OpenOffice/4.1.5$Win32 OpenOffice.org_project/415m1$Build-9789</meta:generator>
    <meta:editing-duration>PT33M28S</meta:editing-duration>
    <meta:editing-cycles>18</meta:editing-cycles>
    <meta:document-statistic meta:table-count="0" meta:image-count="0" meta:object-count="0" meta:page-count="3" meta:paragraph-count="64" meta:word-count="783" meta:character-count="5304"/>
  </office:meta>
</office:document-meta>
</file>